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314004" draw:textarea-horizontal-align="right" draw:textarea-vertical-align="bottom" draw:auto-grow-height="false"/>
    </style:style>
    <style:style style:name="gr3" style:family="graphic" style:parent-style-name="standard">
      <style:graphic-properties draw:fill-color="#c0c0c0" draw:textarea-horizontal-align="left" draw:textarea-vertical-align="bottom" draw:auto-grow-height="false"/>
    </style:style>
    <style:style style:name="gr4" style:family="graphic" style:parent-style-name="standard">
      <style:graphic-properties draw:fill="solid" draw:fill-color="#c8c8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ffffff" draw:marker-start-width="0.28cm" draw:marker-end-width="0.28cm" draw:fill="solid" draw:fill-color="#004586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5c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5c000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00005c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5c5c0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83caba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83ca7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83cac8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005c5c" draw:textarea-horizontal-align="justify" draw:textarea-vertical-align="middle" draw:auto-grow-height="false"/>
    </style:style>
    <style:style style:name="gr19" style:family="graphic" style:parent-style-name="objectwithoutfill">
      <style:graphic-properties svg:stroke-width="0.1cm" svg:stroke-color="#8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800000" draw:marker-start-width="0.37cm" draw:marker-end-width="0.37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fill="solid" draw:fill-color="#5c005c" draw:textarea-horizontal-align="justify" draw:textarea-vertical-align="middle" draw:auto-grow-height="false"/>
    </style:style>
    <style:style style:name="P1" style:family="paragraph">
      <style:text-properties fo:color="#ffffff"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ffffff" fo:font-size="12pt" style:font-size-asian="12pt" style:font-size-complex="12pt"/>
    </style:style>
    <style:style style:name="P7" style:family="paragraph">
      <style:paragraph-properties fo:text-align="center"/>
      <style:text-properties fo:color="#ffffff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83cm" svg:height="0.806cm" svg:x="3.117cm" svg:y="16.8cm">
          <draw:text-box>
            <text:p><text:span text:style-name="T1">Rede</text:span></text:p>
          </draw:text-box>
        </draw:frame>
        <draw:g>
          <draw:custom-shape draw:style-name="gr2" draw:text-style-name="P3" draw:layer="layout" svg:width="17.3cm" svg:height="12.6cm" svg:x="1.85cm" svg:y="8.55cm">
            <text:p text:style-name="P2"><text:span text:style-name="T1">X Window System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8.3cm" svg:height="10.5cm" svg:x="6.35cm" svg:y="8.75cm">
            <text:p text:style-name="P2"><text:span text:style-name="T2">Máquina do usuário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7.9cm" svg:height="3.9cm" svg:x="6.55cm" svg:y="14.4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0.9cm" svg:x="6.85cm" svg:y="17.15cm">
            <text:p text:style-name="P2"><text:span text:style-name="T2">Teclado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0.9cm" svg:x="9.15cm" svg:y="17.15cm">
            <text:p text:style-name="P2"><text:span text:style-name="T2">Mous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2cm" svg:height="0.9cm" svg:x="12.15cm" svg:y="17.15cm">
            <text:p text:style-name="P2"><text:span text:style-name="T2">Tela</text:span></text:p>
            <draw:enhanced-geometry svg:viewBox="0 0 21600 21600" draw:type="rectangle" draw:enhanced-path="M 0 0 L 21600 0 21600 21600 0 21600 0 0 Z N"/>
          </draw:custom-shape>
          <draw:line draw:style-name="gr7" draw:text-style-name="P2" draw:layer="layout" svg:x1="7.85cm" svg:y1="17.15cm" svg:x2="7.85cm" svg:y2="16.85cm">
            <text:p/>
          </draw:line>
          <draw:line draw:style-name="gr7" draw:text-style-name="P2" draw:layer="layout" svg:x1="10.15cm" svg:y1="17.15cm" svg:x2="10.15cm" svg:y2="16.85cm">
            <text:p/>
          </draw:line>
          <draw:line draw:style-name="gr7" draw:text-style-name="P2" draw:layer="layout" svg:x1="13.05cm" svg:y1="17.15cm" svg:x2="13.05cm" svg:y2="16.85cm">
            <text:p/>
          </draw:line>
          <draw:custom-shape draw:style-name="gr8" draw:text-style-name="P6" draw:layer="layout" svg:width="7.3cm" svg:height="0.8cm" svg:x="6.85cm" svg:y="16.05cm">
            <text:p text:style-name="P5"><text:span text:style-name="T3">Drivers de Dispositiv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xml:id="id1" draw:id="id1" draw:layer="layout" svg:width="7.3cm" svg:height="1.3cm" svg:x="6.85cm" svg:y="14.75cm">
            <text:p text:style-name="P2"><text:span text:style-name="T1">X 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draw:layer="layout" svg:width="7.9cm" svg:height="5.1cm" svg:x="6.55cm" svg:y="8.95cm">
            <text:p/>
            <draw:enhanced-geometry svg:viewBox="0 0 21600 21600" draw:type="rectangle" draw:enhanced-path="M 0 0 L 21600 0 21600 21600 0 21600 0 0 Z N"/>
          </draw:custom-shape>
          <draw:line draw:style-name="gr7" draw:text-style-name="P2" draw:layer="layout" svg:x1="7.65cm" svg:y1="10.45cm" svg:x2="7.65cm" svg:y2="10.15cm">
            <text:p/>
          </draw:line>
          <draw:line draw:style-name="gr7" draw:text-style-name="P2" draw:layer="layout" svg:x1="9.55cm" svg:y1="10.45cm" svg:x2="9.55cm" svg:y2="10.15cm">
            <text:p/>
          </draw:line>
          <draw:line draw:style-name="gr7" draw:text-style-name="P2" draw:layer="layout" svg:x1="7.65cm" svg:y1="11.65cm" svg:x2="7.65cm" svg:y2="11.35cm">
            <text:p/>
          </draw:line>
          <draw:line draw:style-name="gr7" draw:text-style-name="P2" draw:layer="layout" svg:x1="9.55cm" svg:y1="11.65cm" svg:x2="9.55cm" svg:y2="11.35cm">
            <text:p/>
          </draw:line>
          <draw:custom-shape draw:style-name="gr10" draw:text-style-name="P3" draw:layer="layout" svg:width="1.6cm" svg:height="0.9cm" svg:x="6.85cm" svg:y="9.25cm">
            <text:p text:style-name="P7"><text:span text:style-name="T1">xcalc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1.6cm" svg:height="0.9cm" svg:x="8.75cm" svg:y="9.25cm">
            <text:p text:style-name="P7"><text:span text:style-name="T1">plan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1.6cm" svg:height="0.9cm" svg:x="10.65cm" svg:y="9.25cm">
            <text:p text:style-name="P7"><text:span text:style-name="T1">gedit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1.6cm" svg:height="0.9cm" svg:x="12.55cm" svg:y="9.25cm">
            <text:p text:style-name="P7"><text:span text:style-name="T1">Skyp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1.6cm" svg:height="0.9cm" svg:x="6.85cm" svg:y="10.45cm">
            <text:p text:style-name="P2"><text:span text:style-name="T2">Xaw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1.6cm" svg:height="0.9cm" svg:x="8.75cm" svg:y="10.45cm">
            <text:p text:style-name="P2"><text:span text:style-name="T2">Motif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1.6cm" svg:height="2.1cm" svg:x="10.65cm" svg:y="10.45cm">
            <text:p text:style-name="P2"><text:span text:style-name="T2">GTK+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1.6cm" svg:height="2.1cm" svg:x="12.55cm" svg:y="10.45cm">
            <text:p text:style-name="P2"><text:span text:style-name="T2">Qt</text:span></text:p>
            <draw:enhanced-geometry svg:viewBox="0 0 21600 21600" draw:type="rectangle" draw:enhanced-path="M 0 0 L 21600 0 21600 21600 0 21600 0 0 Z N"/>
          </draw:custom-shape>
          <draw:line draw:style-name="gr7" draw:text-style-name="P2" draw:layer="layout" svg:x1="11.45cm" svg:y1="10.45cm" svg:x2="11.45cm" svg:y2="10.15cm">
            <text:p/>
          </draw:line>
          <draw:line draw:style-name="gr7" draw:text-style-name="P2" draw:layer="layout" svg:x1="13.35cm" svg:y1="10.45cm" svg:x2="13.35cm" svg:y2="10.15cm">
            <text:p/>
          </draw:line>
          <draw:custom-shape draw:style-name="gr16" draw:text-style-name="P4" draw:layer="layout" svg:width="3.5cm" svg:height="0.9cm" svg:x="6.85cm" svg:y="11.65cm">
            <text:p text:style-name="P2"><text:span text:style-name="T2">Xt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4" xml:id="id2" draw:id="id2" draw:layer="layout" svg:width="7.3cm" svg:height="0.9cm" svg:x="6.85cm" svg:y="12.85cm">
            <text:p text:style-name="P2"><text:span text:style-name="T2">Xlib</text:span></text:p>
            <draw:enhanced-geometry svg:viewBox="0 0 21600 21600" draw:type="rectangle" draw:enhanced-path="M 0 0 L 21600 0 21600 21600 0 21600 0 0 Z N"/>
          </draw:custom-shape>
          <draw:line draw:style-name="gr7" draw:text-style-name="P2" draw:layer="layout" svg:x1="11.45cm" svg:y1="12.85cm" svg:x2="11.45cm" svg:y2="12.55cm">
            <text:p/>
          </draw:line>
          <draw:line draw:style-name="gr7" draw:text-style-name="P2" draw:layer="layout" svg:x1="13.35cm" svg:y1="12.85cm" svg:x2="13.35cm" svg:y2="12.55cm">
            <text:p/>
          </draw:line>
          <draw:line draw:style-name="gr7" draw:text-style-name="P2" draw:layer="layout" svg:x1="8.65cm" svg:y1="12.85cm" svg:x2="8.65cm" svg:y2="12.55cm">
            <text:p/>
          </draw:line>
          <draw:custom-shape draw:style-name="gr3" draw:text-style-name="P4" draw:layer="layout" svg:width="3.4cm" svg:height="10.5cm" svg:x="15.55cm" svg:y="8.75cm">
            <text:p text:style-name="P2"><text:span text:style-name="T2">Máquina</text:span></text:p>
            <text:p text:style-name="P2"><text:span text:style-name="T2">remota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3cm" svg:height="5.1cm" svg:x="15.75cm" svg:y="8.9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2.4cm" svg:height="0.9cm" svg:x="16.05cm" svg:y="9.25cm">
            <text:p text:style-name="P7"><text:span text:style-name="T1">wesnoth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2.4cm" svg:height="2.1cm" svg:x="16.05cm" svg:y="10.45cm">
            <text:p text:style-name="P2"><text:span text:style-name="T2">SDL</text:span></text:p>
            <draw:enhanced-geometry svg:viewBox="0 0 21600 21600" draw:type="rectangle" draw:enhanced-path="M 0 0 L 21600 0 21600 21600 0 21600 0 0 Z N"/>
          </draw:custom-shape>
          <draw:line draw:style-name="gr7" draw:text-style-name="P2" draw:layer="layout" svg:x1="17.25cm" svg:y1="10.45cm" svg:x2="17.25cm" svg:y2="10.15cm">
            <text:p/>
          </draw:line>
          <draw:custom-shape draw:style-name="gr17" draw:text-style-name="P4" xml:id="id3" draw:id="id3" draw:layer="layout" svg:width="2.4cm" svg:height="0.9cm" svg:x="16.05cm" svg:y="12.85cm">
            <text:p text:style-name="P2"><text:span text:style-name="T2">Xlib</text:span></text:p>
            <draw:enhanced-geometry svg:viewBox="0 0 21600 21600" draw:type="rectangle" draw:enhanced-path="M 0 0 L 21600 0 21600 21600 0 21600 0 0 Z N"/>
          </draw:custom-shape>
          <draw:line draw:style-name="gr7" draw:text-style-name="P2" draw:layer="layout" svg:x1="17.25cm" svg:y1="12.85cm" svg:x2="17.25cm" svg:y2="12.55cm">
            <text:p/>
          </draw:line>
          <draw:connector draw:style-name="gr19" draw:text-style-name="P2" draw:layer="layout" draw:type="line" svg:x1="10.5cm" svg:y1="14.75cm" svg:x2="10.5cm" svg:y2="13.75cm" draw:start-shape="id1" draw:start-glue-point="0" draw:end-shape="id2" draw:end-glue-point="2" svg:d="m10500 14750v-1000">
            <text:p/>
          </draw:connector>
          <draw:connector draw:style-name="gr20" draw:text-style-name="P2" draw:layer="layout" svg:x1="14.15cm" svg:y1="15.4cm" svg:x2="17.25cm" svg:y2="13.75cm" draw:start-shape="id1" draw:start-glue-point="1" draw:end-shape="id3" draw:end-glue-point="2" svg:d="m14150 15400h3100v-1650">
            <text:p/>
          </draw:connector>
          <draw:custom-shape draw:style-name="gr3" draw:text-style-name="P4" draw:layer="layout" svg:width="3.4cm" svg:height="10.5cm" svg:x="2.05cm" svg:y="8.75cm">
            <text:p text:style-name="P2"><text:span text:style-name="T2">Máquina</text:span></text:p>
            <text:p text:style-name="P2"><text:span text:style-name="T2">remota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3cm" svg:height="5.1cm" svg:x="2.25cm" svg:y="8.9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2.4cm" svg:height="0.9cm" svg:x="2.55cm" svg:y="9.25cm">
            <text:p text:style-name="P7"><text:span text:style-name="T1">warzon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2.4cm" svg:height="2.1cm" svg:x="2.55cm" svg:y="10.45cm">
            <text:p text:style-name="P2"><text:span text:style-name="T2">OpenGL</text:span></text:p>
            <draw:enhanced-geometry svg:viewBox="0 0 21600 21600" draw:type="rectangle" draw:enhanced-path="M 0 0 L 21600 0 21600 21600 0 21600 0 0 Z N"/>
          </draw:custom-shape>
          <draw:line draw:style-name="gr7" draw:text-style-name="P2" draw:layer="layout" svg:x1="3.75cm" svg:y1="10.45cm" svg:x2="3.75cm" svg:y2="10.15cm">
            <text:p/>
          </draw:line>
          <draw:custom-shape draw:style-name="gr17" draw:text-style-name="P4" xml:id="id4" draw:id="id4" draw:layer="layout" svg:width="2.4cm" svg:height="0.9cm" svg:x="2.55cm" svg:y="12.85cm">
            <text:p text:style-name="P2"><text:span text:style-name="T2">Xlib</text:span></text:p>
            <draw:enhanced-geometry svg:viewBox="0 0 21600 21600" draw:type="rectangle" draw:enhanced-path="M 0 0 L 21600 0 21600 21600 0 21600 0 0 Z N"/>
          </draw:custom-shape>
          <draw:line draw:style-name="gr7" draw:text-style-name="P2" draw:layer="layout" svg:x1="3.75cm" svg:y1="12.85cm" svg:x2="3.75cm" svg:y2="12.55cm">
            <text:p/>
          </draw:line>
          <draw:connector draw:style-name="gr20" draw:text-style-name="P2" draw:layer="layout" svg:x1="6.85cm" svg:y1="15.4cm" svg:x2="3.75cm" svg:y2="13.75cm" draw:start-shape="id1" draw:start-glue-point="3" draw:end-shape="id4" draw:end-glue-point="2" svg:d="m6850 15400h-3100v-165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7T17:48:36</meta:creation-date>
    <dc:date>2012-06-02T17:34:01</dc:date>
    <meta:editing-duration>PT20M32S</meta:editing-duration>
    <meta:editing-cycles>3</meta:editing-cycles>
    <meta:generator>LibreOffice/3.5$MacOSX_x86 LibreOffice_project/235ab8a-3802056-4a8fed3-2d66ea8-e241b80</meta:generator>
    <meta:document-statistic meta:object-count="50"/>
  </office:meta>
</office:document-meta>
</file>